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UX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el</text:p>
          </table:table-cell>
          <table:table-cell table:style-name="ce1"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ND(a,b)OR(a,NOT(B))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DEMUX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se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8:38:12.335598365</meta:creation-date>
    <dc:date>2024-01-17T19:54:36.524764486</dc:date>
    <meta:editing-duration>PT14M44S</meta:editing-duration>
    <meta:editing-cycles>2</meta:editing-cycles>
    <meta:generator>LibreOffice/7.6.4.1$Linux_X86_64 LibreOffice_project/60$Build-1</meta:generator>
    <meta:document-statistic meta:table-count="1" meta:cell-count="59" meta:object-count="0"/>
  </office:meta>
</office:document-meta>
</file>